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"/>
    <style:font-face style:name="robotoregular" svg:font-family="robotoregul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1563in" table:align="center" fo:background-color="transparent">
        <style:background-image/>
      </style:table-properties>
    </style:style>
    <style:style style:name="Table1.A" style:family="table-column">
      <style:table-column-properties style:column-width="0.8556in"/>
    </style:style>
    <style:style style:name="Table1.B" style:family="table-column">
      <style:table-column-properties style:column-width="1.441in"/>
    </style:style>
    <style:style style:name="Table1.C" style:family="table-column">
      <style:table-column-properties style:column-width="0.8597in"/>
    </style:style>
    <style:style style:name="Table1.A1" style:family="table-cell">
      <style:table-cell-properties style:vertical-align="middle" fo:padding="0in" fo:border="none"/>
    </style:style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54b2b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054b2b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33333" fo:letter-spacing="normal"/>
    </style:style>
    <style:style style:name="P6" style:family="paragraph" style:parent-style-name="Heading_20_1">
      <style:text-properties fo:font-variant="normal" fo:text-transform="none" fo:color="#333333" style:font-name="Open Sans" fo:font-size="23.25pt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333333" style:font-name="robotoregular" fo:font-size="12pt" fo:letter-spacing="normal" fo:font-style="normal" fo:font-weight="normal"/>
    </style:style>
    <style:style style:name="T3" style:family="text">
      <style:text-properties fo:font-variant="normal" fo:text-transform="none" fo:color="#333333" style:font-name="robotoregular" fo:font-size="12pt" fo:letter-spacing="normal" fo:font-style="normal" fo:font-weight="bold"/>
    </style:style>
    <style:style style:name="T4" style:family="text">
      <style:text-properties fo:font-variant="normal" fo:text-transform="none" fo:color="#333333" style:font-name="robotoregular" fo:font-size="12pt" fo:letter-spacing="normal" fo:font-style="normal" style:text-underline-style="solid" style:text-underline-width="auto" style:text-underline-color="font-color" fo:font-weight="normal"/>
    </style:style>
    <style:style style:name="T5" style:family="text">
      <style:text-properties fo:font-variant="normal" fo:text-transform="none" fo:color="#333333" style:font-name="robotoregular" fo:font-size="12pt" fo:letter-spacing="normal" fo:font-style="normal" style:text-underline-style="solid" style:text-underline-width="auto" style:text-underline-color="font-color" fo:font-weight="bold"/>
    </style:style>
    <style:style style:name="T6" style:family="text">
      <style:text-properties fo:font-variant="normal" fo:text-transform="none" fo:color="#0280d4" style:text-line-through-style="none" style:text-line-through-type="none" style:font-name="robotoregular" fo:font-size="12pt" fo:letter-spacing="normal" fo:font-style="normal" style:text-underline-style="none" fo:font-weight="normal" style:text-blinking="false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tamuk.quickstart.com/customer/account/login/" text:style-name="Internet_20_link" text:visited-style-name="Visited_20_Internet_20_Link">https://tamuk.quickstart.com/customer/account/login/</text:a></text:p>
      <text:p text:style-name="Standard"/>
      <text:h text:style-name="P6" text:outline-level="1">Technical Requirements</text:h>
      <text:p text:style-name="P4"><text:span text:style-name="Emphasis"><text:span text:style-name="T2">The following requirements are related to what your </text:span></text:span><text:span text:style-name="Emphasis"><text:span text:style-name="Strong_20_Emphasis"><text:span text:style-name="T3">code</text:span></text:span></text:span><text:span text:style-name="Emphasis"><text:span text:style-name="T2"> should contain</text:span></text:span><text:span text:style-name="T2"><text:line-break/><text:line-break/>1) Your site should be comprised of at least three separate </text:span><text:span text:style-name="Emphasis"><text:span text:style-name="T4">.html</text:span></text:span><text:span text:style-name="T2"> pages<text:line-break/>2) Your site should have a </text:span><text:span text:style-name="Emphasis"><text:span text:style-name="T4">style.css</text:span></text:span><text:span text:style-name="T2"> file in your </text:span><text:span text:style-name="Emphasis"><text:span text:style-name="T4">/css</text:span></text:span><text:span text:style-name="T2"> folder that contains your custom css<text:line-break/>3) All of your </text:span><text:span text:style-name="Emphasis"><text:span text:style-name="T4">.html</text:span></text:span><text:span text:style-name="T2"> pages should link to and include the </text:span><text:span text:style-name="Emphasis"><text:span text:style-name="T4">style.css</text:span></text:span><text:span text:style-name="T2"> , so that your stylesheet is shared site-wide<text:line-break/>4) Your pages should all be linked together using &lt;a&gt; tags, by way of a navigation bar<text:line-break/>5) Your site should include at least one image ( &lt;img&gt; tag )<text:line-break/>6) Your site should contain a form that includes at least three fields, at least two of which should be required.<text:line-break/><text:line-break/></text:span><text:span text:style-name="Emphasis"><text:span text:style-name="T2">e.g. Here is an example of how you could meet this requirement for a contact form.</text:span></text:span><text:span text:style-name="T2"><text:line-break/> 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<text:span text:style-name="Strong_20_Emphasis"> </text:span><text:span text:style-name="Strong_20_Emphasis"><text:span text:style-name="T1">Name</text:span></text:span></text:p>
          </table:table-cell>
          <table:table-cell table:style-name="Table1.A1" office:value-type="string">
            <text:p text:style-name="Table_20_Contents"><text:span text:style-name="Strong_20_Emphasis"> </text:span><text:span text:style-name="Strong_20_Emphasis"><text:span text:style-name="T1">Type</text:span></text:span></text:p>
          </table:table-cell>
          <table:table-cell table:style-name="Table1.A1" office:value-type="string">
            <text:p text:style-name="Table_20_Contents"><text:span text:style-name="Strong_20_Emphasis"> </text:span><text:span text:style-name="Strong_20_Emphasis"><text:span text:style-name="T1">Validation</text:span></text:span></text:p>
          </table:table-cell>
        </table:table-row>
        <table:table-row>
          <table:table-cell table:style-name="Table1.A1" office:value-type="string">
            <text:p text:style-name="Table_20_Contents"> First Name</text:p>
          </table:table-cell>
          <table:table-cell table:style-name="Table1.A1" office:value-type="string">
            <text:p text:style-name="Table_20_Contents"> input type of text</text:p>
          </table:table-cell>
          <table:table-cell table:style-name="Table1.A1" office:value-type="string">
            <text:p text:style-name="Table_20_Contents"> required</text:p>
          </table:table-cell>
        </table:table-row>
        <table:table-row>
          <table:table-cell table:style-name="Table1.A1" office:value-type="string">
            <text:p text:style-name="Table_20_Contents"> Last Name</text:p>
          </table:table-cell>
          <table:table-cell table:style-name="Table1.A1" office:value-type="string">
            <text:p text:style-name="Table_20_Contents"> input type of text</text:p>
          </table:table-cell>
          <table:table-cell table:style-name="Table1.A1" office:value-type="string">
            <text:p text:style-name="Table_20_Contents"> none</text:p>
          </table:table-cell>
        </table:table-row>
        <table:table-row>
          <table:table-cell table:style-name="Table1.A1" office:value-type="string">
            <text:p text:style-name="Table_20_Contents"> Email</text:p>
          </table:table-cell>
          <table:table-cell table:style-name="Table1.A1" office:value-type="string">
            <text:p text:style-name="Table_20_Contents"> input type of email</text:p>
          </table:table-cell>
          <table:table-cell table:style-name="Table1.A1" office:value-type="string">
            <text:p text:style-name="Table_20_Contents"> required</text:p>
          </table:table-cell>
        </table:table-row>
        <table:table-row>
          <table:table-cell table:style-name="Table1.A1" office:value-type="string">
            <text:p text:style-name="Table_20_Contents"> Comment</text:p>
          </table:table-cell>
          <table:table-cell table:style-name="Table1.A1" office:value-type="string">
            <text:p text:style-name="Table_20_Contents"> textarea</text:p>
          </table:table-cell>
          <table:table-cell table:style-name="Table1.A1" office:value-type="string">
            <text:p text:style-name="Table_20_Contents"> required</text:p>
          </table:table-cell>
        </table:table-row>
        <table:table-row>
          <table:table-cell table:style-name="Table1.A1" office:value-type="string">
            <text:p text:style-name="Table_20_Contents"> Submit</text:p>
          </table:table-cell>
          <table:table-cell table:style-name="Table1.A1" office:value-type="string">
            <text:p text:style-name="Table_20_Contents"> input type of submit</text:p>
          </table:table-cell>
          <table:table-cell table:style-name="Table1.A1" office:value-type="string">
            <text:p text:style-name="Table_20_Contents"> none</text:p>
          </table:table-cell>
        </table:table-row>
      </table:table>
      <text:p text:style-name="P5"> </text:p>
      <text:p text:style-name="P2"><text:span text:style-name="T2">7) When a user submits your contact form, use Formspree.io to ensure you receive the submissions (optional)</text:span><text:line-break/><text:span text:style-name="T2">8) At least one page on your site should make use of a multi-column layout. For example, you may want to use Bootstrap's grid system to layout rows and columns of images on a "gallery" page of your site</text:span><text:line-break/><text:span text:style-name="T2">9) An implementation of either Bootstrap's carousel component or tabs component</text:span><text:line-break/><text:span text:style-name="T2">10) Your repository should be pushed to your GitHub account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<text:soft-page-break/><text:span text:style-name="Strong_20_Emphasis"><text:span text:style-name="Emphasis"><text:span text:style-name="T3">The following requirements are related to how you go about building your project</text:span></text:span></text:span></text:p>
      <text:p text:style-name="P4"><text:span text:style-name="Strong_20_Emphasis"><text:span text:style-name="T5">Planning phase</text:span></text:span><text:span text:style-name="T2"> - </text:span><text:span text:style-name="Emphasis"><text:span text:style-name="T2">the following should be completed prior to beginning the development phase and/or touching any code</text:span></text:span><text:span text:style-name="T2"><text:line-break/><text:line-break/>The following can be done on paper or using any number of widely available applications. A free one that may be useful is </text:span><text:a xlink:type="simple" xlink:href="https://www.draw.io/" text:style-name="Internet_20_link" text:visited-style-name="Visited_20_Internet_20_Link"><text:span text:style-name="T6">draw.io</text:span></text:a><text:span text:style-name="T2">. You may find referring back to Module 1 of </text:span><text:span text:style-name="Strong_20_Emphasis"><text:span text:style-name="T3">Designing a Technical Solution</text:span></text:span><text:span text:style-name="T2"> helpful.<text:line-break/><text:line-break/></text:span><text:span text:style-name="Strong_20_Emphasis"><text:span text:style-name="T5">User stories</text:span></text:span><text:span text:style-name="T2"><text:line-break/>1) Write out at least three user stories that describe how a user will interact with your site<text:line-break/><text:line-break/></text:span><text:span text:style-name="Strong_20_Emphasis"><text:span text:style-name="T5">Wireframes</text:span></text:span><text:span text:style-name="T2"><text:line-break/>2) Go ahead and create wireframes of each page of your site--they should include important content and ui elements such as images, links, buttons etc.<text:line-break/><text:line-break/></text:span><text:span text:style-name="Strong_20_Emphasis"><text:span text:style-name="T5">Development phase</text:span></text:span><text:span text:style-name="T2"><text:line-break/>3) Create a GitHub repository on Github.com (before you start coding)<text:line-break/>4) Clone it to your local machine (before you start coding)<text:line-break/>5) Make frequent commits throughout your development that are descriptive, such as "adds nav bar to home page" (throughout development/coding process)</text:span></text:p>
      <text:p text:style-name="P2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"/>
    <style:font-face style:name="robotoregular" svg:font-family="robotoregul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6T07:11:30.779735435</meta:creation-date>
    <dc:date>2020-05-26T07:13:20.041835153</dc:date>
    <meta:editing-duration>PT1M51S</meta:editing-duration>
    <meta:editing-cycles>1</meta:editing-cycles>
    <meta:document-statistic meta:table-count="1" meta:image-count="0" meta:object-count="0" meta:page-count="2" meta:paragraph-count="25" meta:word-count="402" meta:character-count="2394" meta:non-whitespace-character-count="1990"/>
    <meta:generator>LibreOffice/6.0.7.3$Linux_X86_64 LibreOffice_project/00m0$Build-3</meta:generator>
  </office:meta>
</office:document-meta>
</file>